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3" draw:text-style-name="P1" draw:layer="layout" svg:width="1.095cm" svg:height="1.069cm" svg:x="5.459cm" svg:y="3.84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3:16:42.040995274</dc:date>
    <dc:creator>elucterio </dc:creator>
    <meta:editing-duration>PT52M42S</meta:editing-duration>
    <meta:editing-cycles>15</meta:editing-cycles>
    <meta:generator>LibreOffice/4.2.8.2$Linux_X86_64 LibreOffice_project/420m0$Build-2</meta:generator>
    <meta:document-statistic meta:object-count="10"/>
  </office:meta>
</office:document-meta>
</file>